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40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6" style:family="table-cell" style:parent-style-name="Default">
      <style:text-properties style:font-name="Times New Roman"/>
    </style:style>
    <style:style style:name="ce47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2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ss_sheet" table:style-name="ta1"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Default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row table:style-name="ro1">
          <table:table-cell office:value-type="string">
            <text:p>wR</text:p>
          </table:table-cell>
          <table:table-cell office:value-type="string">
            <text:p>wN</text:p>
          </table:table-cell>
          <table:table-cell office:value-type="string">
            <text:p>wB</text:p>
          </table:table-cell>
          <table:table-cell office:value-type="string">
            <text:p>wQ</text:p>
          </table:table-cell>
          <table:table-cell office:value-type="string">
            <text:p>wK</text:p>
          </table:table-cell>
          <table:table-cell office:value-type="string">
            <text:p>wB</text:p>
          </table:table-cell>
          <table:table-cell office:value-type="string">
            <text:p>wN</text:p>
          </table:table-cell>
          <table:table-cell office:value-type="string">
            <text:p>wR</text:p>
          </table:table-cell>
          <table:table-cell/>
          <table:table-cell/>
          <table:table-cell table:style-name="ce38" office:value-type="string" calcext:value-type="string" table:number-columns-spanned="6" table:number-rows-spanned="3">
            <text:p>Current Chess Game Table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5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 calcext:value-type="string">
            <text:p>wp</text:p>
          </table:table-cell>
          <table:table-cell/>
          <table:table-cell table:style-name="ce24"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w – white</text:p>
          </table:table-cell>
          <table:table-cell table:style-name="ce43"/>
          <table:table-cell/>
          <table:table-cell office:value-type="string" calcext:value-type="string">
            <text:p>p – pawn</text:p>
          </table:table-cell>
          <table:table-cell table:style-name="ce48" office:value-type="string" calcext:value-type="string">
            <text:p>♙ </text:p>
          </table:table-cell>
          <table:table-cell table:style-name="ce53" office:value-type="string" calcext:value-type="string">
            <text:p>♙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b – black</text:p>
          </table:table-cell>
          <table:table-cell table:style-name="ce44"/>
          <table:table-cell/>
          <table:table-cell office:value-type="string" calcext:value-type="string">
            <text:p>R – Rook</text:p>
          </table:table-cell>
          <table:table-cell table:style-name="ce48" office:value-type="string" calcext:value-type="string">
            <text:p>♖ </text:p>
          </table:table-cell>
          <table:table-cell table:style-name="ce53" office:value-type="string" calcext:value-type="string">
            <text:p>♖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N – Knight</text:p>
          </table:table-cell>
          <table:table-cell table:style-name="ce48" office:value-type="string" calcext:value-type="string">
            <text:p>♘ </text:p>
          </table:table-cell>
          <table:table-cell table:style-name="ce53" office:value-type="string" calcext:value-type="string">
            <text:p>♘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 calcext:value-type="string">
            <text:p>bp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B – Bishop</text:p>
          </table:table-cell>
          <table:table-cell table:style-name="ce48" office:value-type="string" calcext:value-type="string">
            <text:p>♗ </text:p>
          </table:table-cell>
          <table:table-cell table:style-name="ce53" office:value-type="string" calcext:value-type="string">
            <text:p>♗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R</text:p>
          </table:table-cell>
          <table:table-cell office:value-type="string">
            <text:p>bN</text:p>
          </table:table-cell>
          <table:table-cell office:value-type="string">
            <text:p>bB</text:p>
          </table:table-cell>
          <table:table-cell office:value-type="string">
            <text:p>bQ</text:p>
          </table:table-cell>
          <table:table-cell office:value-type="string">
            <text:p>bK</text:p>
          </table:table-cell>
          <table:table-cell office:value-type="string">
            <text:p>bB</text:p>
          </table:table-cell>
          <table:table-cell office:value-type="string">
            <text:p>bN</text:p>
          </table:table-cell>
          <table:table-cell office:value-type="string">
            <text:p>bR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K – King</text:p>
          </table:table-cell>
          <table:table-cell table:style-name="ce49" office:value-type="string" calcext:value-type="string">
            <text:p>♔ </text:p>
          </table:table-cell>
          <table:table-cell table:style-name="ce54" office:value-type="string" calcext:value-type="string">
            <text:p>♔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45"/>
          <table:table-cell table:style-name="ce45"/>
          <table:table-cell table:style-name="ce47" office:value-type="string" calcext:value-type="string">
            <text:p>Q – Queen</text:p>
          </table:table-cell>
          <table:table-cell table:style-name="ce50" office:value-type="string" calcext:value-type="string">
            <text:p>♕ </text:p>
          </table:table-cell>
          <table:table-cell table:style-name="ce55" office:value-type="string" calcext:value-type="string">
            <text:p>♕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00:12.205000000</meta:creation-date>
    <dc:date>2023-12-31T00:52:34.418784</dc:date>
    <meta:editing-duration>PT4H40M45S</meta:editing-duration>
    <meta:editing-cycles>10291</meta:editing-cycles>
    <meta:generator>http://pypi.python.org/pypi/ezodf/0.1.0$Python3.10.7 (tags/v3.10.7:6cc6b13, Sep  5 2022, 14:08:36) [MSC v.1933 64 bit (AMD64)]</meta:generator>
    <meta:document-statistic meta:table-count="1" meta:cell-count="53" meta:object-count="0"/>
  </office:meta>
</office:document-meta>
</file>